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135" officeooo:paragraph-rsid="000f3135"/>
    </style:style>
    <style:style style:name="P2" style:family="paragraph" style:parent-style-name="Standard">
      <style:text-properties officeooo:rsid="0010541b" officeooo:paragraph-rsid="0010541b"/>
    </style:style>
    <style:style style:name="P3" style:family="paragraph" style:parent-style-name="Standard">
      <style:text-properties fo:font-weight="bold" officeooo:rsid="0010541b" officeooo:paragraph-rsid="0010541b" style:font-weight-asian="bold" style:font-weight-complex="bold"/>
    </style:style>
    <style:style style:name="P4" style:family="paragraph" style:parent-style-name="Standard">
      <style:text-properties fo:font-weight="bold" officeooo:rsid="0010541b" officeooo:paragraph-rsid="00122de3" style:font-weight-asian="bold" style:font-weight-complex="bold"/>
    </style:style>
    <style:style style:name="P5" style:family="paragraph" style:parent-style-name="Standard">
      <style:text-properties fo:font-weight="bold" officeooo:rsid="00122de3" officeooo:paragraph-rsid="00122de3" style:font-weight-asian="bold" style:font-weight-complex="bold"/>
    </style:style>
    <style:style style:name="P6" style:family="paragraph" style:parent-style-name="Standard">
      <style:text-properties fo:font-weight="bold" officeooo:rsid="0018cf8b" officeooo:paragraph-rsid="0018cf8b" style:font-weight-asian="bold" style:font-weight-complex="bold"/>
    </style:style>
    <style:style style:name="P7" style:family="paragraph" style:parent-style-name="Standard">
      <style:text-properties fo:font-weight="normal" officeooo:rsid="00122de3" officeooo:paragraph-rsid="00122de3" style:font-weight-asian="normal" style:font-weight-complex="normal"/>
    </style:style>
    <style:style style:name="P8" style:family="paragraph" style:parent-style-name="Standard">
      <style:text-properties fo:font-weight="normal" officeooo:rsid="00122de3" officeooo:paragraph-rsid="001396cb" style:font-weight-asian="normal" style:font-weight-complex="normal"/>
    </style:style>
    <style:style style:name="P9" style:family="paragraph" style:parent-style-name="Standard">
      <style:text-properties fo:font-weight="normal" officeooo:rsid="00151c5c" officeooo:paragraph-rsid="00151c5c" style:font-weight-asian="normal" style:font-weight-complex="normal"/>
    </style:style>
    <style:style style:name="P10" style:family="paragraph" style:parent-style-name="Standard">
      <style:text-properties fo:font-weight="normal" officeooo:rsid="00151c5c" officeooo:paragraph-rsid="0010541b" style:font-weight-asian="normal" style:font-weight-complex="normal"/>
    </style:style>
    <style:style style:name="P11" style:family="paragraph" style:parent-style-name="Standard">
      <style:text-properties fo:font-weight="normal" officeooo:rsid="0018cf8b" officeooo:paragraph-rsid="0018cf8b" style:font-weight-asian="normal" style:font-weight-complex="normal"/>
    </style:style>
    <style:style style:name="P12" style:family="paragraph" style:parent-style-name="Standard">
      <style:text-properties fo:font-weight="normal" officeooo:rsid="001b6151" officeooo:paragraph-rsid="001b6151" style:font-weight-asian="normal" style:font-weight-complex="normal"/>
    </style:style>
    <style:style style:name="P13" style:family="paragraph" style:parent-style-name="Standard">
      <style:text-properties fo:font-weight="normal" officeooo:rsid="0010541b" officeooo:paragraph-rsid="00122de3" style:font-weight-asian="normal" style:font-weight-complex="normal"/>
    </style:style>
    <style:style style:name="T1" style:family="text">
      <style:text-properties officeooo:rsid="0010541b"/>
    </style:style>
    <style:style style:name="T2" style:family="text">
      <style:text-properties officeooo:rsid="00122de3"/>
    </style:style>
    <style:style style:name="T3" style:family="text">
      <style:text-properties officeooo:rsid="001396cb"/>
    </style:style>
    <style:style style:name="T4" style:family="text">
      <style:text-properties officeooo:rsid="00165316"/>
    </style:style>
    <style:style style:name="T5" style:family="text">
      <style:text-properties officeooo:rsid="0017042a"/>
    </style:style>
    <style:style style:name="T6" style:family="text">
      <style:text-properties officeooo:rsid="001b6151"/>
    </style:style>
    <style:style style:name="T7" style:family="text">
      <style:text-properties officeooo:rsid="001be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ADME</text:p>
      <text:p text:style-name="P3"/>
      <text:p text:style-name="P4">Generating PDDL problem file:</text:p>
      <text:p text:style-name="P4"/>
      <text:p text:style-name="P12">1)From Folder “PDDL_prob_generator use the <text:s/>file <text:s/><text:span text:style-name="T1">“sample_probs.py” and <text:s/>“PDDL_Problem_generator.py”</text:span></text:p>
      <text:p text:style-name="P13"><text:span text:style-name="T6">2</text:span>) Keep “sample_probs.py” and <text:s/>“PDDL_Problem_generator.py” in the same directory.</text:p>
      <text:p text:style-name="P13"><text:span text:style-name="T6">3</text:span>) Open “PDDL_Problem_generator.py” in any python editor ( Spyder).<text:span text:style-name="T6">4</text:span>) <text:span text:style-name="T2">In the </text:span>“PDDL_Problem_generator.py” <text:span text:style-name="T2">initialize the variable <text:s/>“</text:span>f_sample_prob”<text:span text:style-name="T2"> <text:s/>with the name of problem.</text:span></text:p>
      <text:p text:style-name="P7"><text:span text:style-name="T6">5</text:span>) Specify name for your PDDL problem file in “f = open("problem1.pddl", "w")”</text:p>
      <text:p text:style-name="P7"><text:span text:style-name="T6">6</text:span>) Run the code.</text:p>
      <text:p text:style-name="P7"/>
      <text:p text:style-name="P3">Running the PDDL Problem:</text:p>
      <text:p text:style-name="P1"/>
      <text:p text:style-name="P1">To run the PDDL Planner Follow the following steps:</text:p>
      <text:p text:style-name="P1">1) Open a new terminal</text:p>
      <text:p text:style-name="P1">2) <text:s/>Navigate to the folder containing the pddl file:</text:p>
      <text:p text:style-name="P1"><text:tab/>2.1) cd CMSC_722</text:p>
      <text:p text:style-name="P1"><text:tab/>2.<text:span text:style-name="T7">2</text:span>) cd ENHSP-Public</text:p>
      <text:p text:style-name="P1"/>
      <text:p text:style-name="P1">3) <text:s/>To run the required PDDL problem (example : problem1) <text:span text:style-name="T1">in the same terminal run 3.1)</text:span></text:p>
      <text:p text:style-name="P2">here “mo_all_direc.pddl” is the PDDL domain definition file and problem1 is the problem file.</text:p>
      <text:p text:style-name="P1"><text:tab/>3.1) <text:s/>enhsp -o mo_all_direc.pddl -f problem1.pddl -planner abir</text:p>
      <text:p text:style-name="P5"/>
      <text:p text:style-name="P5">Verification and simulation:</text:p>
      <text:p text:style-name="P5"/>
      <text:p text:style-name="P7">1<text:span text:style-name="T1">) Open “ploting_domain_inde_planner.py” in any python editor ( Spyder).</text:span></text:p>
      <text:p text:style-name="P7">2) Initialize the start point x co-ordinate in “sx” and y co-ordinate in “sy”.</text:p>
      <text:p text:style-name="P7">2) In the list “action” specify the different moves provided by the ENHSP in the given order.</text:p>
      <text:p text:style-name="P7">3) <text:span text:style-name="T3">Use the following characters to specify the moves :</text:span></text:p>
      <text:p text:style-name="P7"><text:tab/><text:span text:style-name="T3">u=move_up</text:span></text:p>
      <text:p text:style-name="P7"><text:tab/><text:span text:style-name="T3">ul=move_up_left</text:span></text:p>
      <text:p text:style-name="P7"><text:tab/><text:span text:style-name="T3">ur=move_up_right</text:span></text:p>
      <text:p text:style-name="P8"><text:tab/><text:span text:style-name="T3">d=down_up</text:span></text:p>
      <text:p text:style-name="P8"><text:tab/><text:span text:style-name="T3">dl=move_down_left</text:span></text:p>
      <text:p text:style-name="P8"><text:tab/><text:span text:style-name="T3">dr=move_down_right</text:span></text:p>
      <text:p text:style-name="P8"><text:tab/><text:span text:style-name="T3">n= move_none</text:span></text:p>
      <text:p text:style-name="P9">4) Define the wall x co-ordinates in problem_x <text:s/>and y co-ordinates in <text:s/>problem_y and pass them to plot function <text:s/>“plt.plot(problem_x,problem_y,"r--")”</text:p>
      <text:p text:style-name="P10">5) Run the code</text:p>
      <text:p text:style-name="P9">6) All the walls will be represented by red dotted lines, path <text:span text:style-name="T4">generated </text:span>by blue line, with start and goal point in <text:span text:style-name="T4">blue and</text:span> green <text:span text:style-name="T5">dot</text:span>.</text:p>
      <text:p text:style-name="P1"/>
      <text:p text:style-name="P6">Report Plots :</text:p>
      <text:p text:style-name="P6"/>
      <text:p text:style-name="P11">1) To view all the plots in report run the “graphs_report.py” in any IDE of your cho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23:10:27.771355960</meta:creation-date>
    <dc:date>2020-03-14T05:28:35.692289332</dc:date>
    <meta:editing-duration>PT14M5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64" meta:character-count="1744" meta:non-whitespace-character-count="1492"/>
  </office:meta>
</office:document-meta>
</file>